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adpis2" style:family="paragraph">
      <style:paragraph-properties fo:text-align="justify"/>
    </style:style>
    <style:style style:name="P20" style:parent-style-name="Nadpis2" style:family="paragraph">
      <style:paragraph-properties fo:text-align="justify"/>
    </style:style>
    <style:style style:name="T21" style:parent-style-name="Standardnípísmoodstavce" style:family="text">
      <style:text-properties style:font-size-complex="11.5pt"/>
    </style:style>
    <style:style style:name="P22" style:parent-style-name="Normální" style:family="paragraph">
      <style:paragraph-properties style:text-autospace="none" fo:text-align="justify"/>
    </style:style>
    <style:style style:name="T23" style:parent-style-name="Standardnípísmoodstavce" style:family="text">
      <style:text-properties style:font-size-complex="11.5pt"/>
    </style:style>
    <style:style style:name="T24" style:parent-style-name="Standardnípísmoodstavce" style:family="text">
      <style:text-properties fo:font-weight="bold" style:font-weight-asian="bold" style:font-weight-complex="bold" fo:font-style="italic" style:font-style-asian="italic" style:font-style-complex="italic" style:font-size-complex="11.5pt"/>
    </style:style>
    <style:style style:name="T25" style:parent-style-name="Standardnípísmoodstavce" style:family="text">
      <style:text-properties fo:font-style="italic" style:font-style-asian="italic" style:font-style-complex="italic" style:font-size-complex="11.5pt"/>
    </style:style>
    <style:style style:name="T26" style:parent-style-name="Standardnípísmoodstavce" style:family="text">
      <style:text-properties fo:font-weight="bold" style:font-weight-asian="bold" style:font-weight-complex="bold" fo:font-style="italic" style:font-style-asian="italic" style:font-style-complex="italic" style:font-size-complex="11.5pt"/>
    </style:style>
    <style:style style:name="T27" style:parent-style-name="Standardnípísmoodstavce" style:family="text">
      <style:text-properties fo:font-style="italic" style:font-style-asian="italic" style:font-style-complex="italic" style:font-size-complex="11.5pt"/>
    </style:style>
    <style:style style:name="T28" style:parent-style-name="Standardnípísmoodstavce" style:family="text">
      <style:text-properties fo:font-style="italic" style:font-style-asian="italic" style:font-style-complex="italic" style:font-size-complex="11.5pt"/>
    </style:style>
    <style:style style:name="T29" style:parent-style-name="Standardnípísmoodstavce" style:family="text">
      <style:text-properties fo:font-weight="bold" style:font-weight-asian="bold" style:font-weight-complex="bold" fo:font-style="italic" style:font-style-asian="italic" style:font-style-complex="italic" style:font-size-complex="11.5pt"/>
    </style:style>
    <style:style style:name="T30" style:parent-style-name="Standardnípísmoodstavce" style:family="text">
      <style:text-properties fo:font-style="italic" style:font-style-asian="italic" style:font-style-complex="italic" style:font-size-complex="11.5pt"/>
    </style:style>
    <style:style style:name="T31" style:parent-style-name="Standardnípísmoodstavce" style:family="text">
      <style:text-properties style:font-size-complex="11.5pt"/>
    </style:style>
    <style:style style:name="T32" style:parent-style-name="Standardnípísmoodstavce" style:family="text">
      <style:text-properties fo:font-weight="bold" style:font-weight-asian="bold" style:font-weight-complex="bold" fo:font-style="italic" style:font-style-asian="italic" style:font-style-complex="italic" style:font-size-complex="11.5pt"/>
    </style:style>
    <style:style style:name="T33" style:parent-style-name="Standardnípísmoodstavce" style:family="text">
      <style:text-properties fo:font-style="italic" style:font-style-asian="italic" style:font-style-complex="italic" style:font-size-complex="11.5pt"/>
    </style:style>
    <style:style style:name="T34" style:parent-style-name="Standardnípísmoodstavce" style:family="text">
      <style:text-properties fo:font-style="italic" style:font-style-asian="italic" style:font-style-complex="italic" style:font-size-complex="11.5pt"/>
    </style:style>
    <style:style style:name="T35" style:parent-style-name="Standardnípísmoodstavce" style:family="text">
      <style:text-properties fo:font-style="italic" style:font-style-asian="italic" style:font-style-complex="italic" style:font-size-complex="11.5pt"/>
    </style:style>
    <style:style style:name="T36" style:parent-style-name="Standardnípísmoodstavce" style:family="text">
      <style:text-properties fo:font-style="italic" style:font-style-asian="italic" style:font-style-complex="italic" style:font-size-complex="11.5pt"/>
    </style:style>
    <style:style style:name="P37" style:parent-style-name="Normální" style:family="paragraph">
      <style:paragraph-properties style:text-autospace="none" fo:text-align="justify"/>
      <style:text-properties fo:font-style="italic" style:font-style-asian="italic" style:font-style-complex="italic" style:font-size-complex="11.5pt"/>
    </style:style>
    <style:style style:name="P38" style:parent-style-name="Normální" style:family="paragraph">
      <style:paragraph-properties fo:text-align="justify"/>
    </style:style>
    <style:style style:name="T39" style:parent-style-name="Značkapozn.podčarou" style:family="text">
      <style:text-properties fo:font-weight="normal" style:font-weight-asian="normal" fo:font-size="9pt" style:font-size-asian="9pt"/>
    </style:style>
    <style:style style:name="T40" style:parent-style-name="Zdůraznění" style:family="text">
      <style:text-properties style:font-weight-complex="bold"/>
    </style:style>
    <style:style style:name="T41" style:parent-style-name="Zdůraznění" style:family="text">
      <style:text-properties style:font-weight-complex="bold"/>
    </style:style>
    <style:style style:name="T42" style:parent-style-name="Zdůraznění" style:family="text">
      <style:text-properties style:font-weight-complex="bold"/>
    </style:style>
    <style:style style:name="T43" style:parent-style-name="Zdůraznění" style:family="text">
      <style:text-properties style:font-weight-complex="bold"/>
    </style:style>
    <style:style style:name="T44" style:parent-style-name="Zdůraznění" style:family="text">
      <style:text-properties style:font-weight-complex="bold"/>
    </style:style>
    <style:style style:name="T45" style:parent-style-name="Zdůraznění" style:family="text">
      <style:text-properties style:font-weight-complex="bold"/>
    </style:style>
    <style:style style:name="T46" style:parent-style-name="Zdůraznění" style:family="text">
      <style:text-properties style:font-weight-complex="bold"/>
    </style:style>
    <style:style style:name="T47" style:parent-style-name="Značkapozn.podčarou" style:family="text">
      <style:text-properties fo:font-weight="normal" style:font-weight-asian="normal"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1/2023</text:p>
            <text:p text:style-name="Normální">KVOP-37944/2023</text:p>
            <text:p text:style-name="Normální">12. 10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J. V.</text:p>
            <text:p text:style-name="Normální">Jednatel</text:p>
            <text:p text:style-name="Normální"/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 vyřízení žádosti o informace</text:h>
      <text:h text:style-name="Nadpis1" text:outline-level="1">a o vydání<text:s/>rozhodnutí o částečném odmítnutí žádosti</text:h>
      <text:h text:style-name="Nadpis1" text:outline-level="1">podle zákona č. 106/1999 Sb., o svobodném přístupu k informacím</text:h>
      <text:p text:style-name="Základnítext">Vážený pane V.,</text:p>
      <text:p text:style-name="P18"><text:span text:style-name="ZákladnítextChar">dne 29. září 2023 obdržela Kancelář veřejného ochránce práv žádost společnosti V.<text:s/></text:span>spol. s r. o. o informace. Její dotaz zní:</text:p>
      <text:p text:style-name="Základnítext"><text:span text:style-name="Silné">„Kolikrát<text:s/></text:span><text:span text:style-name="Silné">se tato šaráda smí/má/může/bude opakovat ve smyslu Beroun rozhodne Kraj zruší, Beroun rozhodne Kraj zruší, Beroun rozhodne Kraj zruší, atd?“</text:span></text:p>
      <text:h text:style-name="P19" text:outline-level="2">Dáváme Vám tyto informace:</text:h>
      <text:h text:style-name="P20" text:outline-level="2">K části dotazu, kolikrát k vydání rozhodnutí a jeho zrušení může, má nebo smí dojít, uvádíme následující.</text:h>
      <text:p text:style-name="Základnítext">Jasné, univerzální pravidlo neexistuje.<text:s/><text:span text:style-name="Zdůraznění">Obecně lze říci, že ke zrušení rozhodnutí a vrácení věci k novému projednání by mělo dojít jen ve výjimečných případech, kdy je třeba provést např. rozsáhlé dokazování. Uvedené vyplývá např. z rozsu</text:span><text:span text:style-name="Zdůraznění">dku<text:s/></text:span><text:span text:style-name="T21">Nejvyššího správního soudu ze dne 10. 12. 2018, č.j. 6 As 286/2018-34:</text:span></text:p>
      <text:p text:style-name="P22"><text:span text:style-name="T23">„</text:span><text:span text:style-name="T24">Zrušení rozhodnutí a vrácení věci odvolacím orgánem zpět na první stupeň<text:s/></text:span><text:span text:style-name="T25">[§ 90 odst. 1 písm. a) správního řádu]<text:s/></text:span><text:span text:style-name="T26">je až krajní možností</text:span><text:span text:style-name="T27">, jak řešit vady rozhodnutí prvního stupně zjiš</text:span><text:span text:style-name="T28">těné v odvolacím řízení.<text:s/></text:span><text:span text:style-name="T29">Pokud je možné napadené rozhodnutí změnit<text:s/></text:span><text:span text:style-name="T30">[§ 90 odst. 1 písm. c) správního řádu]</text:span><text:span text:style-name="T31">,<text:s/></text:span><text:span text:style-name="T32">je odvolací orgán povinen tak v zájmu hospodárnosti řízení učinit<text:s/></text:span><text:span text:style-name="T33">(§ 6 odst. 2 správního řádu). Za tímto účelem je oprávněn provést v odvolacím řízen</text:span><text:span text:style-name="T34">í potřebné důkazy a doplnit další nezbytné podklady, musí s nimi ovšem seznámit účastníky řízení a umožnit jim se k nim vyjádřit. Stejně tak je odvolací orgán oprávněn zaujmout jiný právní názor a posoudit zjištěný skutkový stav po právní stránce odlišně n</text:span><text:span text:style-name="T35">ež správní orgán prvního stupně. I zde ovšem musí účastníky řízení na možný odlišný právní náhled na věc předem upozornit a dát jim možnost se k němu vyjádřit, pokud by pro ně nové právní posouzení mohlo být s ohledem na dosavadní průběh řízení překvapivé.</text:span><text:span text:style-name="T36">“<text:s/></text:span><text:span text:style-name="ZákladnítextChar">(zvýraznění doplněno)</text:span></text:p>
      <text:p text:style-name="P37"/>
      <text:p text:style-name="P38">Ombudsman se k problematice procesního ping-pongu vyjádřil např. ve zprávě o šetření ze dne 3. června 2014, sp. zn. 4748/2013/VOP<text:span text:style-name="Značkapozn.podčarou"><text:note text:note-class="footnote" text:id="_ftn0"><text:note-citation>1</text:note-citation><text:note-body><text:p text:style-name="Textpozn.podčarou"><text:s/><text:span text:style-name="T39"><text:tab/></text:span>Dostupné zde:<text:s/><text:a xlink:href="http://kvopap:81/KVOPEsoSearch/Nalezene/Edit/2119" office:target-frame-name="_top" xlink:show="replace"><text:span text:style-name="Hypertextovýodkaz">http://kvopap:81/KVOPEsoSearch/Nalezene/Edit/2119</text:span></text:a><text:s/>(ověřeno dne 10. října 2023).</text:p></text:note-body></text:note></text:span>, jehož právní věty zní:</text:p>
      <text:p text:style-name="Základnítext"><text:span text:style-name="Zdůraznění">„I.<text:s/></text:span><text:span text:style-name="T40">Pokud správní orgán prvního stupně svým dokazováním zjistil všechny relevantní skutkové okolnosti řešeného případu, je úkolem odvolacího orgánu věc<text:s/></text:span><text:span text:style-name="T41">v odvolacím řízení pouze právně zhodnotit. V řízení o žádosti tak může odvolací orgán napadené rozhodnutí pouze potvrdit</text:span><text:span text:style-name="Zdůraznění"><text:s/>(§ 90 odst. 5 správního řádu)<text:s/></text:span><text:span text:style-name="T42">nebo změnit</text:span><text:span text:style-name="Zdůraznění"><text:s/>(§ 90 odst.1 písm. c/ správního řádu).<text:s/></text:span><text:span text:style-name="T43">Není zde důvod, aby rozhodnutí rušil a věc vracel k no</text:span><text:span text:style-name="T44">vému projednání</text:span><text:span text:style-name="Zdůraznění"><text:s/>(§ 90 odst. 1 písm. b/ správního řádu).</text:span></text:p>
      <text:p text:style-name="Základnítext"><text:span text:style-name="Zdůraznění">II. Pokud má odvolací orgán za to, že nebyly v řízení na prvním stupni skutkově objasněny všechny důležité okolnosti a je proto třeba dokazování doplnit, musí učinit navazující úvahu, zda zásadě proce</text:span><text:span text:style-name="Zdůraznění">sní ekonomie bude v konkrétně řešeném případě více odpovídat postup spočívající ve vrácení věci k novému projednání (§ 90 odst. 1 písm. b/ správního řádu), nebo doplnění dokazování odvolacím orgánem (§ 90 odst.1 písm. c/ správního řádu).<text:s/></text:span><text:span text:style-name="T45">Vrácení věci k nov</text:span><text:span text:style-name="T46">ému projednání se uplatní zejména v případech, kdy by bylo třeba v odvolacím řízení provádět rozsáhlá dokazování.</text:span><text:span text:style-name="Zdůraznění">“<text:s/></text:span><text:span text:style-name="ZákladnítextChar">(zvýraznění doplněno)</text:span></text:p>
      <text:p text:style-name="Základnítext"><text:span text:style-name="Zdůraznění">Nejnověji se k problematice procesního ping-pongu ochránce vyjádřil ve zprávě o šetření ze dne 15. března 2023, sp. zn.</text:span><text:span text:style-name="Zdůraznění"><text:s/>17399/2022/VOP.</text:span><text:span text:style-name="Značkapozn.podčarou"><text:note text:note-class="footnote" text:id="_ftn1"><text:note-citation>2</text:note-citation><text:note-body><text:p text:style-name="Textpozn.podčarou"><text:s/><text:span text:style-name="T47"><text:tab/></text:span>Dostupné zde:<text:s/><text:a xlink:href="https://eso.ochrance.cz/Nalezene/Edit/11532" office:target-frame-name="_top" xlink:show="replace"><text:span text:style-name="Hypertextovýodkaz">https://eso.ochrance.cz/Nalezene/Edit/11532</text:span></text:a><text:s/>(ověřeno dne 10. října 2023).</text:p></text:note-body></text:note></text:span><text:span text:style-name="Zdůraznění"><text:s/>Ve zprávě ochránce odkazuje na výše citované rozhodnutí Nejvyššího správního soudu.<text:s/></text:span></text:p>
      <text:p text:style-name="Základnítext"><text:span text:style-name="Silné">K</text:span><text:span text:style-name="Silné"><text:s/>části dotazu: Kolikrát se tato šaráda bude opakovat ve smyslu Beroun rozhodne Kraj zruší, Beroun rozhodne Kraj zruší, Beroun rozhodne Kraj zruší, atd?“</text:span></text:p>
      <text:p text:style-name="Základnítext"><text:span text:style-name="Silné">Tuto informaci Vám nemůžeme podat.</text:span><text:s/>Vysvětlení najdete v přiloženém rozhodnutí o částečném odmítnutí žádosti.</text:p>
      <text:p text:style-name="Základnítext">S pozdravem</text:p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Rozhodnutí o částečném odmítnutí žádosti</text:p>
      <text:p text:style-name="Normální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W6V9*</text:span></text:p>
        <text:p text:style-name="P12"><text:span text:style-name="T13">KVOPX00DW6V9</text:span>KVOPX00DW6V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8T09:41:00Z</meta:creation-date>
    <dc:date>2023-12-01T09:46:00Z</dc:date>
    <meta:print-date>2016-06-27T07:08:00Z</meta:print-date>
    <meta:template xlink:href="KVOP_dopis%20vedoucího" xlink:type="simple"/>
    <meta:editing-cycles>4</meta:editing-cycles>
    <meta:editing-duration>PT3420S</meta:editing-duration>
    <meta:user-defined meta:name="ContentTypeId">0x010100D3A71DC738674B4893D02C4CA0E22FAC</meta:user-defined>
    <meta:document-statistic meta:page-count="2" meta:paragraph-count="7" meta:word-count="560" meta:character-count="3859" meta:row-count="27" meta:non-whitespace-character-count="3306"/>
  </office:meta>
</office:document-meta>
</file>